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Map.ParametersMap( Parameters wrap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Boolean( String arg0 , boolean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ObjectModelHelper.getTemplateObjectModel( final Map objectModel , final Parameters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arametersMap.getParameterAsLong( String arg0 , lo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containsValue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isParamet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setParameter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Boolea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Float( String arg0 , floa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put( Object arg0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sMap.containsKey( Object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sMap.get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sMap.make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equals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removeParamet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ObjectModelHelper.fillContext( Object contextObject , Map ma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arameters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Lo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Integer( String arg0 ,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( Object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lateObjectModelHelper.TemplateObjectModel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metersMap.putAll( Map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Float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getParameterAsInteg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remove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s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Map.merge( Parameter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